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OST /library/books/1</text:p>
      <text:p text:style-name="Standard">{</text:p>
      <text:p text:style-name="Standard"><text:s text:c="2"/>"title":"The quick brown fox",</text:p>
      <text:p text:style-name="Standard"><text:s text:c="2"/>"price":16,</text:p>
      <text:p text:style-name="Standard"><text:s text:c="2"/>"colors":["Red","Blue"]</text:p>
      <text:p text:style-name="Standard">}</text:p>
      <text:p text:style-name="Standard"/>
      <text:p text:style-name="Standard">GET /library/books/2</text:p>
      <text:p text:style-name="Standard"/>
      <text:p text:style-name="Standard">POST /library/books/2</text:p>
      <text:p text:style-name="Standard">{</text:p>
      <text:p text:style-name="Standard"><text:s text:c="2"/>"title":"The quick brown fox chasing dog",</text:p>
      <text:p text:style-name="Standard"><text:s text:c="2"/>"price":16,</text:p>
      <text:p text:style-name="Standard"><text:s text:c="2"/>"colors":["Red","Blue"]</text:p>
      <text:p text:style-name="Standard">}</text:p>
      <text:p text:style-name="Standard"/>
      <text:p text:style-name="Standard">GET /library/books/_search</text:p>
      <text:p text:style-name="Standard"/>
      <text:p text:style-name="Standard">GET /library/books/_search</text:p>
      <text:p text:style-name="Standard">{</text:p>
      <text:p text:style-name="Standard"><text:s text:c="2"/>"query": {</text:p>
      <text:p text:style-name="Standard"><text:s text:c="4"/>"match": {</text:p>
      <text:p text:style-name="Standard"><text:s text:c="6"/>"title": "dog"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POST /library/books/1/_update</text:p>
      <text:p text:style-name="Standard">{</text:p>
      <text:p text:style-name="Standard"><text:s text:c="2"/>"doc": {</text:p>
      <text:p text:style-name="Standard"><text:s text:c="4"/>"title":"This is a quick fantastic fox"</text:p>
      <text:p text:style-name="Standard"><text:s text:c="2"/>}</text:p>
      <text:p text:style-name="Standard">}</text:p>
      <text:p text:style-name="Standard"/>
      <text:p text:style-name="Standard">DELETE /library/books/1</text:p>
      <text:p text:style-name="Standard">DELETE /library/books/4</text:p>
      <text:p text:style-name="Standard"/>
      <text:p text:style-name="Standard">POST /library/books/_bulk</text:p>
      <text:p text:style-name="Standard"><text:s text:c="2"/>{"index": {"_id":1}}</text:p>
      <text:p text:style-name="Standard"><text:s text:c="2"/>{"title":"The quick brown fox","price":16,"colors":"Red"}</text:p>
      <text:p text:style-name="Standard"><text:s text:c="2"/>{"index": {"_id":2}}</text:p>
      <text:p text:style-name="Standard"><text:s text:c="2"/>{"title":"The quick brown fox jumps over a quick dog","price":2,"color":"Blue"}</text:p>
      <text:p text:style-name="Standard"><text:s text:c="2"/>{"index": {"_id":3}}</text:p>
      <text:p text:style-name="Standard"><text:s text:c="2"/>{"title":"The quick brown fox jumps over the brown dog","price":13,"colors":"Yellow"}</text:p>
      <text:p text:style-name="Standard"><text:s text:c="2"/>{"index": {"_id":4}}</text:p>
      <text:p text:style-name="Standard"><text:s text:c="2"/>{"title":"Brwon fox Brown dog","price":2, <text:s/>"colors":"Black"}</text:p>
      <text:p text:style-name="Standard"><text:s text:c="2"/></text:p>
      <text:p text:style-name="Standard">GET /library/books/_search</text:p>
      <text:p text:style-name="Standard">{</text:p>
      <text:p text:style-name="Standard"><text:s text:c="2"/>"query": {</text:p>
      <text:p text:style-name="Standard"><text:s text:c="4"/>"match": {</text:p>
      <text:p text:style-name="Standard"><text:s text:c="4"/>"title": "over a quick dog"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/>
      <text:p text:style-name="Standard"><text:soft-page-break/>GET /library/books/_search</text:p>
      <text:p text:style-name="Standard">{</text:p>
      <text:p text:style-name="Standard"><text:s text:c="2"/>"query": {</text:p>
      <text:p text:style-name="Standard"><text:s text:c="4"/>"match_phrase": {</text:p>
      <text:p text:style-name="Standard"><text:s text:c="6"/>"title": "quick dog"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GET /library/books/_search</text:p>
      <text:p text:style-name="Standard">{</text:p>
      <text:p text:style-name="Standard"><text:s text:c="2"/>"query": {</text:p>
      <text:p text:style-name="Standard"><text:s text:c="4"/>"bool": {</text:p>
      <text:p text:style-name="Standard"><text:s text:c="6"/>"must_not": [</text:p>
      <text:p text:style-name="Standard"><text:s text:c="8"/>{</text:p>
      <text:p text:style-name="Standard"><text:s text:c="10"/>"match": {</text:p>
      <text:p text:style-name="Standard"><text:s text:c="12"/>"title": "lazy"</text:p>
      <text:p text:style-name="Standard"><text:s text:c="10"/>}</text:p>
      <text:p text:style-name="Standard"><text:s text:c="8"/>},</text:p>
      <text:p text:style-name="Standard"><text:s text:c="8"/>{</text:p>
      <text:p text:style-name="Standard"><text:s text:c="10"/>"match_phrase": {</text:p>
      <text:p text:style-name="Standard"><text:s text:c="12"/>"title": "quick dog"</text:p>
      <text:p text:style-name="Standard"><text:s text:c="10"/>}</text:p>
      <text:p text:style-name="Standard"><text:s text:c="8"/>}</text:p>
      <text:p text:style-name="Standard"><text:s text:c="6"/>]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/>
      <text:p text:style-name="Standard">GET /library/books/_search</text:p>
      <text:p text:style-name="Standard">{</text:p>
      <text:p text:style-name="Standard"><text:s text:c="2"/>"query": {</text:p>
      <text:p text:style-name="Standard"><text:s text:c="4"/>"bool": {</text:p>
      <text:p text:style-name="Standard"><text:s text:c="6"/>"should": [</text:p>
      <text:p text:style-name="Standard"><text:s text:c="8"/>{</text:p>
      <text:p text:style-name="Standard"><text:s text:c="10"/>"match": {</text:p>
      <text:p text:style-name="Standard"><text:s text:c="12"/>"title": "dog"</text:p>
      <text:p text:style-name="Standard"><text:s text:c="10"/>}</text:p>
      <text:p text:style-name="Standard"><text:s text:c="8"/>}</text:p>
      <text:p text:style-name="Standard"><text:s text:c="6"/>],</text:p>
      <text:p text:style-name="Standard"><text:s text:c="6"/>"filter": {</text:p>
      <text:p text:style-name="Standard"><text:s text:c="8"/>"range": {</text:p>
      <text:p text:style-name="Standard"><text:s text:c="10"/>"price": {</text:p>
      <text:p text:style-name="Standard"><text:s text:c="12"/>"gte": 5,</text:p>
      <text:p text:style-name="Standard"><text:s text:c="12"/>"lte": 20</text:p>
      <text:p text:style-name="Standard"><text:s text:c="10"/>}</text:p>
      <text:p text:style-name="Standard"><text:s text:c="8"/>}</text:p>
      <text:p text:style-name="Standard"><text:s text:c="6"/>}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GET /library/books/_search</text:p>
      <text:p text:style-name="Standard">{</text:p>
      <text:p text:style-name="Standard"><text:s text:c="2"/>"query": {</text:p>
      <text:p text:style-name="Standard"><text:s text:c="4"/>"bool": {</text:p>
      <text:p text:style-name="Standard"><text:s text:c="6"/>"must": [</text:p>
      <text:p text:style-name="Standard"><text:s text:c="8"/>{</text:p>
      <text:p text:style-name="Standard"><text:s text:c="10"/>"range": {</text:p>
      <text:p text:style-name="Standard"><text:s text:c="12"/>"price": {</text:p>
      <text:p text:style-name="Standard"><text:s text:c="14"/>"lt": 5</text:p>
      <text:p text:style-name="Standard"><text:s text:c="12"/>}</text:p>
      <text:p text:style-name="Standard"><text:s text:c="10"/>}</text:p>
      <text:p text:style-name="Standard"><text:s text:c="8"/>}</text:p>
      <text:p text:style-name="Standard"><text:s text:c="6"/>]</text:p>
      <text:p text:style-name="Standard"><text:s text:c="4"/>}</text:p>
      <text:p text:style-name="Standard"><text:s text:c="2"/>}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4:01:36.042132444</meta:creation-date>
    <dc:date>2019-07-04T14:05:12.320826396</dc:date>
    <meta:editing-duration>PT3M38S</meta:editing-duration>
    <meta:editing-cycles>1</meta:editing-cycles>
    <meta:document-statistic meta:table-count="0" meta:image-count="0" meta:object-count="0" meta:page-count="3" meta:paragraph-count="113" meta:word-count="204" meta:character-count="1776" meta:non-whitespace-character-count="1231"/>
    <meta:generator>LibreOffice/6.2.4.2$Linux_X86_64 LibreOffice_project/2412653d852ce75f65fbfa83fb7e7b669a126d64</meta:generator>
  </office:meta>
</office:document-meta>
</file>